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3b2" officeooo:paragraph-rsid="001403b2"/>
    </style:style>
    <style:style style:name="P2" style:family="paragraph" style:parent-style-name="Standard">
      <style:text-properties officeooo:rsid="0014cb5d" officeooo:paragraph-rsid="0014cb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a</text:p>
      <text:p text:style-name="P1"/>
      <text:p text:style-name="P2">Introduction into yoga and breathwor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36:47.926852665</meta:creation-date>
    <dc:date>2025-11-25T11:11:05.664329842</dc:date>
    <meta:editing-duration>PT4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6" meta:character-count="42" meta:non-whitespace-character-count="38"/>
  </office:meta>
</office:document-meta>
</file>